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57in"/>
    </style:style>
    <style:style style:name="co2" style:family="table-column">
      <style:table-column-properties fo:break-before="auto" style:column-width="5.07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6.4862in"/>
    </style:style>
    <style:style style:name="co6" style:family="table-column">
      <style:table-column-properties fo:break-before="auto" style:column-width="1.2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  <style:style style:name="ce3" style:family="table-cell" style:parent-style-name="Default" style:data-style-name="N104"/>
    <style:style style:name="ce12" style:family="table-cell" style:parent-style-name="Default" style:data-style-name="N102"/>
    <style:style style:name="ce13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number-columns-repeated="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Foundation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ckets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LSTHD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-A4</text:p>
          </table:table-cell>
          <table:table-cell table:style-name="ce3" office:value-type="currency" office:currency="USD" office:value="18" calcext:value-type="currency">
            <text:p>$18.00</text:p>
          </table:table-cell>
          <table:table-cell table:style-name="ce3"/>
          <table:table-cell table:formula="of:=[.C5]*[.E5]" office:value-type="currency" office:currency="USD" office:value="180" calcext:value-type="currency">
            <text:p>$1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B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-A4</text:p>
          </table:table-cell>
          <table:table-cell table:style-name="ce3" office:value-type="currency" office:currency="USD" office:value="20" calcext:value-type="currency">
            <text:p>$20.00</text:p>
          </table:table-cell>
          <table:table-cell table:style-name="ce3"/>
          <table:table-cell table:formula="of:=[.C6]*[.E6]" office:value-type="currency" office:currency="USD" office:value="60" calcext:value-type="currency">
            <text:p>$6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B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-A4</text:p>
          </table:table-cell>
          <table:table-cell table:style-name="ce3" office:value-type="currency" office:currency="USD" office:value="50" calcext:value-type="currency">
            <text:p>$50.00</text:p>
          </table:table-cell>
          <table:table-cell table:style-name="ce3"/>
          <table:table-cell table:formula="of:=[.C7]*[.E7]" office:value-type="currency" office:currency="USD" office:value="400" calcext:value-type="currency">
            <text:p>$4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½ J bol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-A4</text:p>
          </table:table-cell>
          <table:table-cell table:style-name="ce3" table:formula="of:=85/50" office:value-type="currency" office:currency="USD" office:value="1.7" calcext:value-type="currency">
            <text:p>$1.70</text:p>
          </table:table-cell>
          <table:table-cell table:style-name="ce3"/>
          <table:table-cell table:formula="of:=[.C8]*[.E8]" office:value-type="currency" office:currency="USD" office:value="85" calcext:value-type="currency">
            <text:p>$8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TB <text:s/>5/8 J Bol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A2</text:p>
          </table:table-cell>
          <table:table-cell table:style-name="ce3" office:value-type="currency" office:currency="USD" office:value="9.31" calcext:value-type="currency">
            <text:p>$9.31</text:p>
          </table:table-cell>
          <table:table-cell table:style-name="ce3"/>
          <table:table-cell table:formula="of:=[.C9]*[.E9]" office:value-type="currency" office:currency="USD" office:value="111.72" calcext:value-type="currency">
            <text:p>$111.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lab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#4 Rebarx20’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-A4</text:p>
          </table:table-cell>
          <table:table-cell table:style-name="ce3" office:value-type="currency" office:currency="USD" office:value="12" calcext:value-type="currency">
            <text:p>$12.00</text:p>
          </table:table-cell>
          <table:table-cell table:style-name="ce3"/>
          <table:table-cell table:formula="of:=[.C11]*[.E11]" office:value-type="currency" office:currency="USD" office:value="144" calcext:value-type="currency">
            <text:p>$144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cre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-A4</text:p>
          </table:table-cell>
          <table:table-cell table:style-name="ce3" office:value-type="currency" office:currency="USD" office:value="170" calcext:value-type="currency">
            <text:p>$170.00</text:p>
          </table:table-cell>
          <table:table-cell table:style-name="ce3"/>
          <table:table-cell table:formula="of:=[.C12]*[.E12]" office:value-type="currency" office:currency="USD" office:value="3400" calcext:value-type="currency">
            <text:p>$3,4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 Grav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-A4</text:p>
          </table:table-cell>
          <table:table-cell table:style-name="ce3" office:value-type="currency" office:currency="USD" office:value="60" calcext:value-type="currency">
            <text:p>$60.00</text:p>
          </table:table-cell>
          <table:table-cell table:style-name="ce3"/>
          <table:table-cell table:formula="of:=[.C13]*[.E13]" office:value-type="currency" office:currency="USD" office:value="480" calcext:value-type="currency">
            <text:p>$4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arth Work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3600" calcext:value-type="currency">
            <text:p>$3,600.00</text:p>
          </table:table-cell>
          <table:table-cell table:style-name="ce3"/>
          <table:table-cell table:formula="of:=[.C14]*[.E14]" office:value-type="currency" office:currency="USD" office:value="3600" calcext:value-type="currency">
            <text:p>$3,6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/>
          <table:table-cell office:value-type="string" calcext:value-type="string">
            <text:p>Trenching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800" calcext:value-type="currency">
            <text:p>$800.00</text:p>
          </table:table-cell>
          <table:table-cell table:style-name="ce3"/>
          <table:table-cell table:formula="of:=[.C15]*[.E15]" office:value-type="currency" office:currency="USD" office:value="800" calcext:value-type="currency">
            <text:p>$8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/>
          <table:table-cell office:value-type="string" calcext:value-type="string">
            <text:p>Plumbing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4500" calcext:value-type="currency">
            <text:p>$4,500.00</text:p>
          </table:table-cell>
          <table:table-cell table:style-name="ce3"/>
          <table:table-cell table:formula="of:=[.C16]*[.E16]" office:value-type="currency" office:currency="USD" office:value="4500" calcext:value-type="currency">
            <text:p>$4,5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/>
          <table:table-cell office:value-type="string" calcext:value-type="string">
            <text:p>Form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2000" calcext:value-type="currency">
            <text:p>$2,000.00</text:p>
          </table:table-cell>
          <table:table-cell table:style-name="ce3"/>
          <table:table-cell table:formula="of:=[.C17]*[.E17]" office:value-type="currency" office:currency="USD" office:value="2000" calcext:value-type="currency">
            <text:p>$2,0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 table:style-name="ce1" office:value-type="string" calcext:value-type="string">
            <text:p>Plumbing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office:value-type="string" calcext:value-type="string">
            <text:p>3 inch Waste 10’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currency" office:currency="USD" office:value="60" calcext:value-type="currency">
            <text:p>$60.00</text:p>
          </table:table-cell>
          <table:table-cell table:style-name="ce3"/>
          <table:table-cell table:formula="of:=[.C19]*[.E19]" office:value-type="currency" office:currency="USD" office:value="720" calcext:value-type="currency">
            <text:p>$720.0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Waste Fittings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currency" office:currency="USD" office:value="10" calcext:value-type="currency">
            <text:p>$10.00</text:p>
          </table:table-cell>
          <table:table-cell table:style-name="ce3"/>
          <table:table-cell table:formula="of:=[.C20]*[.E20]" office:value-type="currency" office:currency="USD" office:value="60" calcext:value-type="currency">
            <text:p>$60.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3" table:number-columns-repeated="2"/>
          <table:table-cell table:formula="of:=[.C21]*[.E2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3" table:number-columns-repeated="2"/>
          <table:table-cell table:formula="of:=[.C22]*[.E2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3" table:number-columns-repeated="2"/>
          <table:table-cell table:formula="of:=[.C23]*[.E2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24”x24” Fixed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currency" office:currency="USD" office:value="450.36" calcext:value-type="currency">
            <text:p>$450.36</text:p>
          </table:table-cell>
          <table:table-cell table:style-name="ce3"/>
          <table:table-cell table:formula="of:=[.C25]*[.E25]" office:value-type="currency" office:currency="USD" office:value="1351.08" calcext:value-type="currency">
            <text:p>$1,351.08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7'-0" x 4'-6" DBL. CASE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3449.7" calcext:value-type="currency">
            <text:p>$3,449.70</text:p>
          </table:table-cell>
          <table:table-cell table:style-name="ce3"/>
          <table:table-cell table:formula="of:=[.C26]*[.E26]" office:value-type="currency" office:currency="USD" office:value="3449.7" calcext:value-type="currency">
            <text:p>$3,449.70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3'-0" x 4'-6" S.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1156" calcext:value-type="currency">
            <text:p>$1,156.00</text:p>
          </table:table-cell>
          <table:table-cell table:style-name="ce3"/>
          <table:table-cell table:formula="of:=[.C27]*[.E27]" office:value-type="currency" office:currency="USD" office:value="1156" calcext:value-type="currency">
            <text:p>$1,156.00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6'-0" x 8'-0" GLASS SLIDER 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5602.71" calcext:value-type="currency">
            <text:p>$5,602.71</text:p>
          </table:table-cell>
          <table:table-cell table:style-name="ce3"/>
          <table:table-cell table:formula="of:=[.C28]*[.E28]" office:value-type="currency" office:currency="USD" office:value="5602.71" calcext:value-type="currency">
            <text:p>$5,602.71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3'-0" x 5'-0" S.H.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1231.39" calcext:value-type="currency">
            <text:p>$1,231.39</text:p>
          </table:table-cell>
          <table:table-cell table:style-name="ce3"/>
          <table:table-cell table:formula="of:=[.C29]*[.E29]" office:value-type="currency" office:currency="USD" office:value="1231.39" calcext:value-type="currency">
            <text:p>$1,231.39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4'-0" x 5'-0" S.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1373.89" calcext:value-type="currency">
            <text:p>$1,373.89</text:p>
          </table:table-cell>
          <table:table-cell table:style-name="ce3"/>
          <table:table-cell table:formula="of:=[.C30]*[.E30]" office:value-type="currency" office:currency="USD" office:value="1373.89" calcext:value-type="currency">
            <text:p>$1,373.89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Exterior 36”x96” 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828.29" calcext:value-type="currency">
            <text:p>$1,828.29</text:p>
          </table:table-cell>
          <table:table-cell table:style-name="ce13"/>
          <table:table-cell table:style-name="ce13" table:formula="of:=[.C32]*[.E32]" office:value-type="currency" office:currency="USD" office:value="1828.29" calcext:value-type="currency">
            <text:p>$1,828</text:p>
          </table:table-cell>
          <table:table-cell/>
          <table:table-cell office:value-type="string" calcext:value-type="string">
            <text:p>Right Hinged tempered partial glass</text:p>
          </table:table-cell>
        </table:table-row>
        <table:table-row table:style-name="ro1">
          <table:table-cell/>
          <table:table-cell office:value-type="string" calcext:value-type="string">
            <text:p>Interior 32”x80” 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215" calcext:value-type="currency">
            <text:p>$215.00</text:p>
          </table:table-cell>
          <table:table-cell table:style-name="ce13"/>
          <table:table-cell table:style-name="ce13" table:formula="of:=[.C33]*[.E33]" office:value-type="currency" office:currency="USD" office:value="430" calcext:value-type="currency">
            <text:p>$430</text:p>
          </table:table-cell>
          <table:table-cell/>
          <table:table-cell office:value-type="string" calcext:value-type="string">
            <text:p>Right Handed hollow core</text:p>
          </table:table-cell>
        </table:table-row>
        <table:table-row table:style-name="ro1">
          <table:table-cell/>
          <table:table-cell office:value-type="string" calcext:value-type="string">
            <text:p>Exterior 32”x80” 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308.46" calcext:value-type="currency">
            <text:p>$1,308.46</text:p>
          </table:table-cell>
          <table:table-cell table:style-name="ce13"/>
          <table:table-cell table:style-name="ce13" table:formula="of:=[.C34]*[.E32]" office:value-type="currency" office:currency="USD" office:value="1828.29" calcext:value-type="currency">
            <text:p>$1,828</text:p>
          </table:table-cell>
          <table:table-cell/>
          <table:table-cell office:value-type="string" calcext:value-type="string">
            <text:p>Right Hinged tempered partial glass</text:p>
          </table:table-cell>
        </table:table-row>
        <table:table-row table:style-name="ro1">
          <table:table-cell/>
          <table:table-cell office:value-type="string" calcext:value-type="string">
            <text:p>Interior 32”x80” 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22.82" calcext:value-type="currency">
            <text:p>$122.82</text:p>
          </table:table-cell>
          <table:table-cell table:style-name="ce13"/>
          <table:table-cell table:style-name="ce13" table:formula="of:=[.C35]*[.E35]" office:value-type="currency" office:currency="USD" office:value="122.82" calcext:value-type="currency">
            <text:p>$123</text:p>
          </table:table-cell>
          <table:table-cell/>
          <table:table-cell office:value-type="string" calcext:value-type="string">
            <text:p>Left Handed Opening</text:p>
          </table:table-cell>
        </table:table-row>
        <table:table-row table:style-name="ro1" table:number-rows-repeated="4">
          <table:table-cell table:number-columns-repeated="5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oilet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table:style-name="ce2" office:value-type="string" calcext:value-type="string">
            <text:p>Geberit <text:s/>111.798.00.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456" calcext:value-type="currency">
            <text:p>$456.00</text:p>
          </table:table-cell>
          <table:table-cell table:style-name="ce13"/>
          <table:table-cell table:style-name="ce13" table:formula="of:=[.C41]*[.E41]" office:value-type="currency" office:currency="USD" office:value="912" calcext:value-type="currency">
            <text:p>$912</text:p>
          </table:table-cell>
          <table:table-cell/>
          <table:table-cell office:value-type="string" calcext:value-type="string">
            <text:p>https://www.amazon.com/Geberit-111-798-00-1-Concealed-Carrier-Dual-Flush/dp/B01C7FL4PK/ref=pd_rhf_se_s_pd_sbs_rvi_d_sccl_2_3/136-6486373-8003668?pd_rd_w=WLdhu&amp;content-id=amzn1.sym.9c71db11-3b2f-49a1-9fef-afd524b20130&amp;pf_rd_p=9c71db11-3b2f-49a1-9fef-afd524b20130&amp;pf_rd_r=0PCF8J4E4762JGXGQRMH&amp;pd_rd_wg=s3Geu&amp;pd_rd_r=0cdf11ef-e152-4c96-91a5-5c893a4e7e3f&amp;pd_rd_i=B01C7FL4PK&amp;psc=1</text:p>
          </table:table-cell>
        </table:table-row>
        <table:table-row table:style-name="ro1">
          <table:table-cell/>
          <table:table-cell office:value-type="string" calcext:value-type="string">
            <text:p>Duravit 2226090092 Toilet Bowl 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340" calcext:value-type="currency">
            <text:p>$340.00</text:p>
          </table:table-cell>
          <table:table-cell table:style-name="ce13"/>
          <table:table-cell table:style-name="ce13" table:formula="of:=[.C42]*[.E42]" office:value-type="currency" office:currency="USD" office:value="680" calcext:value-type="currency">
            <text:p>$680</text:p>
          </table:table-cell>
          <table:table-cell/>
          <table:table-cell office:value-type="string" calcext:value-type="string">
            <text:p>https://www.amazon.com/Duravit-2226090092-Toilet-Mounted-Starck/dp/B00F0IZMJ6/ref=cm_cr_srp_d_product_top?ie=UTF8&amp;th=1</text:p>
          </table:table-cell>
        </table:table-row>
        <table:table-row table:style-name="ro1">
          <table:table-cell table:number-columns-repeated="5"/>
          <table:table-cell table:style-name="ce13"/>
          <table:table-cell table:style-name="ce13" table:formula="of:=[.C43]*[.E43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/>
          <table:table-cell table:style-name="ce13" table:formula="of:=[.C44]*[.E44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ain Floor Wall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Versalam 1 ½ x 5 ½ 16 ft EWN wall</text:p>
          </table:table-cell>
          <table:table-cell table:style-name="ce8" office:value-type="float" office:value="36" calcext:value-type="float">
            <text:p>36</text:p>
          </table:table-cell>
          <table:table-cell/>
          <table:table-cell office:value-type="currency" office:currency="USD" office:value="72" calcext:value-type="currency">
            <text:p>$72.00</text:p>
          </table:table-cell>
          <table:table-cell table:style-name="ce13"/>
          <table:table-cell table:style-name="ce13" table:formula="of:=[.C46]*[.E46]" office:value-type="currency" office:currency="USD" office:value="2592" calcext:value-type="currency">
            <text:p>$2,5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6x12 Bottom Plate Treated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13"/>
          <table:table-cell table:style-name="ce13" table:formula="of:=[.C47]*[.E47]" office:value-type="currency" office:currency="USD" office:value="100" calcext:value-type="currency">
            <text:p>$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6x12 Top Plates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office:value-type="currency" office:currency="USD" office:value="20" calcext:value-type="currency">
            <text:p>$20.00</text:p>
          </table:table-cell>
          <table:table-cell table:style-name="ce13"/>
          <table:table-cell table:style-name="ce13" table:formula="of:=[.C48]*[.E48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athing</text:p>
          </table:table-cell>
          <table:table-cell table:style-name="ce8" office:value-type="float" office:value="24" calcext:value-type="float">
            <text:p>24</text:p>
          </table:table-cell>
          <table:table-cell/>
          <table:table-cell office:value-type="currency" office:currency="USD" office:value="31" calcext:value-type="currency">
            <text:p>$31.00</text:p>
          </table:table-cell>
          <table:table-cell table:style-name="ce13"/>
          <table:table-cell table:style-name="ce13" table:formula="of:=[.C49]*[.E49]" office:value-type="currency" office:currency="USD" office:value="744" calcext:value-type="currency">
            <text:p>$7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ior Wall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13" table:number-columns-repeated="2"/>
          <table:table-cell/>
          <table:table-cell office:value-type="string" calcext:value-type="string">
            <text:p>Guest Room</text:p>
          </table:table-cell>
        </table:table-row>
        <table:table-row table:style-name="ro1">
          <table:table-cell/>
          <table:table-cell office:value-type="string" calcext:value-type="string">
            <text:p>2x6 <text:s/>12 foot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style-name="ce13"/>
          <table:table-cell table:style-name="ce13" table:formula="of:=[.C51]*[.E51]" office:value-type="currency" office:currency="USD" office:value="360" calcext:value-type="currency">
            <text:p>$360</text:p>
          </table:table-cell>
          <table:table-cell/>
          <table:table-cell office:value-type="string" calcext:value-type="string">
            <text:p>includes fire blocking</text:p>
          </table:table-cell>
        </table:table-row>
        <table:table-row table:style-name="ro1">
          <table:table-cell/>
          <table:table-cell office:value-type="string" calcext:value-type="string">
            <text:p>2x4 8 foot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office:value-type="currency" office:currency="USD" office:value="7.12" calcext:value-type="currency">
            <text:p>$7.12</text:p>
          </table:table-cell>
          <table:table-cell table:style-name="ce13"/>
          <table:table-cell table:style-name="ce13" table:formula="of:=[.C52]*[.E52]" office:value-type="currency" office:currency="USD" office:value="163.76" calcext:value-type="currency">
            <text:p>$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6 x 8 ft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office:value-type="currency" office:currency="USD" office:value="8.22" calcext:value-type="currency">
            <text:p>$8.22</text:p>
          </table:table-cell>
          <table:table-cell table:style-name="ce13"/>
          <table:table-cell table:style-name="ce13" table:formula="of:=[.C53]*[.E53]" office:value-type="currency" office:currency="USD" office:value="246.6" calcext:value-type="currency">
            <text:p>$2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Upper Floor Wall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2x4 10 foot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office:value-type="currency" office:currency="USD" office:value="7.12" calcext:value-type="currency">
            <text:p>$7.12</text:p>
          </table:table-cell>
          <table:table-cell table:style-name="ce13"/>
          <table:table-cell table:style-name="ce13" table:formula="of:=[.C56]*[.E56]" office:value-type="currency" office:currency="USD" office:value="71.2" calcext:value-type="currency">
            <text:p>$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4x12 foot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13"/>
          <table:table-cell table:style-name="ce13" table:formula="of:=[.C57]*[.E57]" office:value-type="currency" office:currency="USD" office:value="80" calcext:value-type="currency">
            <text:p>$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/>
          <table:table-cell office:value-type="currency" office:currency="USD" office:value="20" calcext:value-type="currency">
            <text:p>$20.00</text:p>
          </table:table-cell>
          <table:table-cell table:style-name="ce13"/>
          <table:table-cell table:style-name="ce13" table:formula="of:=[.C58]*[.E58]" office:value-type="currency" office:currency="USD" office:value="80" calcext:value-type="currency">
            <text:p>$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athing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currency" office:currency="USD" office:value="47" calcext:value-type="currency">
            <text:p>$47.00</text:p>
          </table:table-cell>
          <table:table-cell table:style-name="ce13"/>
          <table:table-cell table:style-name="ce13" table:formula="of:=[.C59]*[.E59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 1/8" x 12" GLULAM 16 ft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currency" office:currency="USD" office:value="673" calcext:value-type="currency">
            <text:p>$673.00</text:p>
          </table:table-cell>
          <table:table-cell table:style-name="ce13"/>
          <table:table-cell table:style-name="ce13" table:formula="of:=[.C60]*[.E60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2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Upper Floor Framing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11 7/8" FLOOR TJI's (230 SERIES) 12 footers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office:value-type="currency" office:currency="USD" office:value="168" calcext:value-type="currency">
            <text:p>$168.00</text:p>
          </table:table-cell>
          <table:table-cell table:style-name="ce13"/>
          <table:table-cell table:style-name="ce13" table:formula="of:=[.C64]*[.E64]" office:value-type="currency" office:currency="USD" office:value="2520" calcext:value-type="currency">
            <text:p>$2,5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floor ¾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office:value-type="currency" office:currency="USD" office:value="47" calcext:value-type="currency">
            <text:p>$47.00</text:p>
          </table:table-cell>
          <table:table-cell table:style-name="ce13"/>
          <table:table-cell table:style-name="ce13" table:formula="of:=[.C65]*[.E65]" office:value-type="currency" office:currency="USD" office:value="423" calcext:value-type="currency">
            <text:p>$4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S Galvanized Top-Flange Joist Hanger for 2-5/16 in. x 11-7/8 in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office:value-type="currency" office:currency="USD" office:value="6.56" calcext:value-type="currency">
            <text:p>$6.56</text:p>
          </table:table-cell>
          <table:table-cell table:style-name="ce13"/>
          <table:table-cell table:style-name="ce13" table:formula="of:=[.C66]*[.E66]" office:value-type="currency" office:currency="USD" office:value="196.8" calcext:value-type="currency">
            <text:p>$1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th Rim Joist </text:p>
          </table:table-cell>
          <table:table-cell table:style-name="ce8"/>
          <table:table-cell table:number-columns-repeated="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W Rim Joist</text:p>
          </table:table-cell>
          <table:table-cell table:style-name="ce8"/>
          <table:table-cell table:number-columns-repeated="2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Main Roof </text:p>
          </table:table-cell>
          <table:table-cell/>
          <table:table-cell table:style-name="ce8"/>
          <table:table-cell table:number-columns-repeated="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1 7/8" ROOF TJI's (560 SERIES) 24 footers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office:value-type="currency" office:currency="USD" office:value="335.76" calcext:value-type="currency">
            <text:p>$335.76</text:p>
          </table:table-cell>
          <table:table-cell table:style-name="ce13"/>
          <table:table-cell table:style-name="ce13" table:formula="of:=[.C70]*[.E70]" office:value-type="currency" office:currency="USD" office:value="4029.12" calcext:value-type="currency">
            <text:p>$4,0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eting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office:value-type="currency" office:currency="USD" office:value="31" calcext:value-type="currency">
            <text:p>$31.00</text:p>
          </table:table-cell>
          <table:table-cell table:style-name="ce13"/>
          <table:table-cell table:style-name="ce13" table:formula="of:=[.C71]*[.E71]" office:value-type="currency" office:currency="USD" office:value="651" calcext:value-type="currency">
            <text:p>$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H3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office:value-type="currency" office:currency="USD" office:value="1.12" calcext:value-type="currency">
            <text:p>$1.12</text:p>
          </table:table-cell>
          <table:table-cell table:style-name="ce13"/>
          <table:table-cell table:style-name="ce13" table:formula="of:=[.C72]*[.E72]" office:value-type="currency" office:currency="USD" office:value="17.92" calcext:value-type="currency">
            <text:p>$1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rport and Guest Roof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Rafter Joists 2x12 12 ft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3" office:value-type="currency" office:currency="USD" office:value="12" calcext:value-type="currency">
            <text:p>$12.00</text:p>
          </table:table-cell>
          <table:table-cell table:style-name="ce13"/>
          <table:table-cell table:style-name="ce13" table:formula="of:=[.C74]*[.E74]" office:value-type="currency" office:currency="USD" office:value="144" calcext:value-type="currency">
            <text:p>$1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x6 <text:s/>8 foot tongue and groove</text:p>
          </table:table-cell>
          <table:table-cell table:style-name="ce8" office:value-type="float" office:value="104" calcext:value-type="float">
            <text:p>104</text:p>
          </table:table-cell>
          <table:table-cell/>
          <table:table-cell table:style-name="ce3" office:value-type="currency" office:currency="USD" office:value="18" calcext:value-type="currency">
            <text:p>$18.00</text:p>
          </table:table-cell>
          <table:table-cell table:style-name="ce13"/>
          <table:table-cell table:style-name="ce13" table:formula="of:=[.C75]*[.E75]" office:value-type="currency" office:currency="USD" office:value="1872" calcext:value-type="currency">
            <text:p>$1,8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eting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3" office:value-type="currency" office:currency="USD" office:value="31" calcext:value-type="currency">
            <text:p>$31.00</text:p>
          </table:table-cell>
          <table:table-cell table:style-name="ce13"/>
          <table:table-cell table:style-name="ce13" table:formula="of:=[.C76]*[.E76]" office:value-type="currency" office:currency="USD" office:value="372" calcext:value-type="currency">
            <text:p>$372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8"/>
          <table:table-cell/>
          <table:table-cell table:style-name="ce3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Sheeting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3" office:value-type="currency" office:currency="USD" office:value="46.55" calcext:value-type="currency">
            <text:p>$46.55</text:p>
          </table:table-cell>
          <table:table-cell table:style-name="ce13"/>
          <table:table-cell table:style-name="ce13" table:formula="of:=[.C78]*[.E78]" office:value-type="currency" office:currency="USD" office:value="372.4" calcext:value-type="currency">
            <text:p>$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 Roof Fascia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3" office:value-type="currency" office:currency="USD" office:value="10" calcext:value-type="currency">
            <text:p>$10.00</text:p>
          </table:table-cell>
          <table:table-cell table:style-name="ce13"/>
          <table:table-cell table:style-name="ce13" table:formula="of:=[.C79]*[.E79]" office:value-type="currency" office:currency="USD" office:value="120" calcext:value-type="currency">
            <text:p>$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H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office:value-type="currency" office:currency="USD" office:value="1.12" calcext:value-type="currency">
            <text:p>$1.12</text:p>
          </table:table-cell>
          <table:table-cell/>
          <table:table-cell table:style-name="ce13" table:formula="of:=[.C80]*[.E80]" office:value-type="currency" office:currency="USD" office:value="33.6" calcext:value-type="currency">
            <text:p>$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LU3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currency" office:currency="USD" office:value="2.68" calcext:value-type="currency">
            <text:p>$2.68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x12 12 ft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currency" office:currency="USD" office:value="24.54" calcext:value-type="currency">
            <text:p>$24.54</text:p>
          </table:table-cell>
          <table:table-cell/>
          <table:table-cell table:style-name="ce13" table:formula="of:=[.C82]*[.E82]" office:value-type="currency" office:currency="USD" office:value="196.32" calcext:value-type="currency">
            <text:p>$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 1/2" x 9 3/4" GLULAM 20 foot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500" calcext:value-type="currency">
            <text:p>$500.00</text:p>
          </table:table-cell>
          <table:table-cell/>
          <table:table-cell table:style-name="ce13" table:formula="of:=[.C83]*[.E83]" office:value-type="currency" office:currency="USD" office:value="500" calcext:value-type="currency">
            <text:p>$5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orche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5 1/2" x 9 3/4" GLULAM 30 foo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73" calcext:value-type="currency">
            <text:p>$673.00</text:p>
          </table:table-cell>
          <table:table-cell/>
          <table:table-cell table:style-name="ce13" table:formula="of:=[.C85]*[.E85]" office:value-type="currency" office:currency="USD" office:value="673" calcext:value-type="currency">
            <text:p>$6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x6 Post 10 foot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56" calcext:value-type="currency">
            <text:p>$56.00</text:p>
          </table:table-cell>
          <table:table-cell/>
          <table:table-cell table:style-name="ce13" table:formula="of:=[.C86]*[.E86]" office:value-type="currency" office:currency="USD" office:value="336" calcext:value-type="currency">
            <text:p>$33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6x6 Post 12foot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67" calcext:value-type="currency">
            <text:p>$67.00</text:p>
          </table:table-cell>
          <table:table-cell/>
          <table:table-cell table:style-name="ce13" table:formula="of:=[.C87]*[.E87]" office:value-type="currency" office:currency="USD" office:value="134" calcext:value-type="currency">
            <text:p>$1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O(E)CC 66</text:p>
          </table:table-cell>
          <table:table-cell office:value-type="float" office:value="7" calcext:value-type="float">
            <text:p>7</text:p>
          </table:table-cell>
          <table:table-cell/>
          <table:table-cell office:value-type="currency" office:currency="USD" office:value="81.16" calcext:value-type="currency">
            <text:p>$81.16</text:p>
          </table:table-cell>
          <table:table-cell/>
          <table:table-cell table:style-name="ce13" table:formula="of:=[.C88]*[.E88]" office:value-type="currency" office:currency="USD" office:value="568.12" calcext:value-type="currency">
            <text:p>$568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5/8 in. x 8 in. Hot-Dip Galvanized Retrofit Bolt (2-Pack)</text:p>
          </table:table-cell>
          <table:table-cell office:value-type="float" office:value="21" calcext:value-type="float">
            <text:p>21</text:p>
          </table:table-cell>
          <table:table-cell/>
          <table:table-cell office:value-type="currency" office:currency="USD" office:value="19" calcext:value-type="currency">
            <text:p>$19.00</text:p>
          </table:table-cell>
          <table:table-cell/>
          <table:table-cell table:style-name="ce13" table:formula="of:=[.C89]*[.E89]" office:value-type="currency" office:currency="USD" office:value="399" calcext:value-type="currency">
            <text:p>$399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after Joists 2x8 8 f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currency" office:currency="USD" office:value="10.12" calcext:value-type="currency">
            <text:p>$10.12</text:p>
          </table:table-cell>
          <table:table-cell/>
          <table:table-cell table:style-name="ce13" table:formula="of:=[.C90]*[.E90]" office:value-type="currency" office:currency="USD" office:value="101.2" calcext:value-type="currency">
            <text:p>$10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x6 <text:s/>8 foot tongue and groov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style-name="ce3"/>
          <table:table-cell table:style-name="ce13" table:formula="of:=[.C91]*[.E91]" office:value-type="currency" office:currency="USD" office:value="558" calcext:value-type="currency">
            <text:p>$55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lectrical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150 Amp 30-Space Outdoor Load Center Meter Main Combo with Main Break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00" calcext:value-type="currency">
            <text:p>$400.00</text:p>
          </table:table-cell>
          <table:table-cell/>
          <table:table-cell table:style-name="ce13" table:formula="of:=[.C93]*[.E93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 mast rigg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00" calcext:value-type="currency">
            <text:p>$400.00</text:p>
          </table:table-cell>
          <table:table-cell/>
          <table:table-cell table:style-name="ce13" table:formula="of:=[.C94]*[.E94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athroom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ink <text:s/>KOHLER Cimarron 8 in. Widespread Vitreous China Pedestal Combo Bathroom 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312" calcext:value-type="currency">
            <text:p>$312.00</text:p>
          </table:table-cell>
          <table:table-cell/>
          <table:table-cell table:style-name="ce13" table:formula="of:=[.C96]*[.E96]" office:value-type="currency" office:currency="USD" office:value="624" calcext:value-type="currency">
            <text:p>$6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ucet <text:s/>MOEN Adler 4 in. Centerset 2-Handle 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60" calcext:value-type="currency">
            <text:p>$60.00</text:p>
          </table:table-cell>
          <table:table-cell/>
          <table:table-cell table:style-name="ce13" table:formula="of:=[.C97]*[.E97]" office:value-type="currency" office:currency="USD" office:value="120" calcext:value-type="currency">
            <text:p>$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rror <text:s/>JENSEN Horizon 16 in. W x 26 in. H x 4-3/4 in. D Frameless Recessed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103" calcext:value-type="currency">
            <text:p>$103.00</text:p>
          </table:table-cell>
          <table:table-cell/>
          <table:table-cell table:style-name="ce13" table:formula="of:=[.C98]*[.E98]" office:value-type="currency" office:currency="USD" office:value="206" calcext:value-type="currency">
            <text:p>$2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er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2000" calcext:value-type="currency">
            <text:p>$2,000.00</text:p>
          </table:table-cell>
          <table:table-cell/>
          <table:table-cell table:style-name="ce13" table:formula="of:=[.C99]*[.E99]" office:value-type="currency" office:currency="USD" office:value="4000" calcext:value-type="currency">
            <text:p>$4,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oof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Metal roo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/>
          <table:table-cell table:style-name="ce13" table:formula="of:=[.C101]*[.E101]" office:value-type="currency" office:currency="USD" office:value="8000" calcext:value-type="currency">
            <text:p>$8,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ucco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5"/>
          <table:table-cell office:value-type="string" calcext:value-type="string">
            <text:p>Stucco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/>
          <table:table-cell table:style-name="ce13" table:formula="of:=[.C103]*[.E103]" office:value-type="currency" office:currency="USD" office:value="8000" calcext:value-type="currency">
            <text:p>$8,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ppliance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Refrigera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500" calcext:value-type="currency">
            <text:p>$1,500.00</text:p>
          </table:table-cell>
          <table:table-cell/>
          <table:table-cell table:style-name="ce13" table:formula="of:=[.C105]*[.E105]" office:value-type="currency" office:currency="USD" office:value="1500" calcext:value-type="currency">
            <text:p>$1,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h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0" calcext:value-type="currency">
            <text:p>$800.00</text:p>
          </table:table-cell>
          <table:table-cell/>
          <table:table-cell table:style-name="ce13" table:formula="of:=[.C106]*[.E106]" office:value-type="currency" office:currency="USD" office:value="800" calcext:value-type="currency">
            <text:p>$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k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00" calcext:value-type="currency">
            <text:p>$400.00</text:p>
          </table:table-cell>
          <table:table-cell/>
          <table:table-cell table:style-name="ce13" table:formula="of:=[.C107]*[.E107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v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100" calcext:value-type="currency">
            <text:p>$1,100.00</text:p>
          </table:table-cell>
          <table:table-cell/>
          <table:table-cell table:style-name="ce13" table:formula="of:=[.C108]*[.E108]" office:value-type="currency" office:currency="USD" office:value="1100" calcext:value-type="currency">
            <text:p>$1,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000" calcext:value-type="currency">
            <text:p>$1,000.00</text:p>
          </table:table-cell>
          <table:table-cell/>
          <table:table-cell table:style-name="ce13" table:formula="of:=[.C109]*[.E109]" office:value-type="currency" office:currency="USD" office:value="1000" calcext:value-type="currency">
            <text:p>$1,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in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000" calcext:value-type="currency">
            <text:p>$4,000.00</text:p>
          </table:table-cell>
          <table:table-cell/>
          <table:table-cell table:style-name="ce13" table:formula="of:=[.C110]*[.E110]" office:value-type="currency" office:currency="USD" office:value="4000" calcext:value-type="currency">
            <text:p>$4,000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Flooring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amboo Flooring Eco Forest Premium Carbonized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/>
          <table:table-cell table:style-name="ce13" table:formula="of:=[.C112]*[.E112]" office:value-type="currency" office:currency="USD" office:value="2100" calcext:value-type="currency">
            <text:p>$2,1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ISC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Tyvek $224 / 1350 <text:s/>2100 AREA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224" calcext:value-type="currency">
            <text:p>$224.00</text:p>
          </table:table-cell>
          <table:table-cell table:style-name="ce3"/>
          <table:table-cell table:style-name="ce13" table:formula="of:=[.C115]*[.E115]" office:value-type="currency" office:currency="USD" office:value="448" calcext:value-type="currency">
            <text:p>$4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ywall ½ inch Ultralight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office:value-type="currency" office:currency="USD" office:value="16.58" calcext:value-type="currency">
            <text:p>$16.58</text:p>
          </table:table-cell>
          <table:table-cell/>
          <table:table-cell table:style-name="ce13" table:formula="of:=[.C116]*[.E116]" office:value-type="currency" office:currency="USD" office:value="1740.9" calcext:value-type="currency">
            <text:p>$1,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ywall ½ inch Ultralight Gree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currency" office:currency="USD" office:value="23.93" calcext:value-type="currency">
            <text:p>$23.93</text:p>
          </table:table-cell>
          <table:table-cell/>
          <table:table-cell table:style-name="ce13" table:formula="of:=[.C117]*[.E117]" office:value-type="currency" office:currency="USD" office:value="478.6" calcext:value-type="currency">
            <text:p>$4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Foam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1800" calcext:value-type="currency">
            <text:p>$1,800.00</text:p>
          </table:table-cell>
          <table:table-cell/>
          <table:table-cell table:style-name="ce13" table:formula="of:=[.C118]*[.E118]" office:value-type="currency" office:currency="USD" office:value="1800" calcext:value-type="currency">
            <text:p>$1,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tting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currency" office:currency="USD" office:value="8000" calcext:value-type="currency">
            <text:p>$8,000.00</text:p>
          </table:table-cell>
          <table:table-cell office:value-type="float" office:value="4902.64" calcext:value-type="float">
            <text:p>4902.64</text:p>
          </table:table-cell>
          <table:table-cell table:style-name="ce13" table:formula="of:=[.C119]*[.E119]" office:value-type="currency" office:currency="USD" office:value="8000" calcext:value-type="currency">
            <text:p>$8,000</text:p>
          </table:table-cell>
          <table:table-cell table:number-columns-repeated="2"/>
        </table:table-row>
        <table:table-row table:style-name="ro1" table:number-rows-repeated="23">
          <table:table-cell table:number-columns-repeated="4"/>
          <table:table-cell table:style-name="ce3"/>
          <table:table-cell table:number-columns-repeated="4"/>
        </table:table-row>
        <table:table-row table:style-name="ro1" table:number-rows-repeated="3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ain Interi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ast Wal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Wal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Wal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Wal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North Wall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Wal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Wall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string" calcext:value-type="string">
            <text:p>Enclosed Perimeter</text:p>
          </table:table-cell>
          <table:table-cell/>
          <table:table-cell table:formula="of:=SUM([.C2:.C8])"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n Surface A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ast 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/>
        </table:table-row>
        <table:table-row table:style-name="ro1">
          <table:table-cell table:number-columns-repeated="3"/>
          <table:table-cell table:formula="of:=14+2/12" office:value-type="float" office:value="14.1666666666667" calcext:value-type="float">
            <text:p>14.1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C2]*[.D14]+0.5*[.C2]*([.D16]-[.D14])" office:value-type="float" office:value="386" calcext:value-type="float">
            <text:p>3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Wall</text:p>
          </table:table-cell>
          <table:table-cell table:formula="of:=[.C17]-([.C7]*12)"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West Wall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Wal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Wal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Main Ro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B23]*[.B24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Carport+Gues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B26]*[.B27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or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B30]*[.B31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33]*[.B34]"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1:57:44.303116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4T07:02:12.928037790</meta:creation-date>
    <dc:date>2024-07-12T12:22:55.918954144</dc:date>
    <meta:editing-duration>P30DT14H12M48S</meta:editing-duration>
    <meta:editing-cycles>27</meta:editing-cycles>
    <meta:generator>LibreOffice/6.4.7.2$Linux_X86_64 LibreOffice_project/40$Build-2</meta:generator>
    <meta:document-statistic meta:table-count="2" meta:cell-count="561" meta:object-count="0"/>
  </office:meta>
</office:document-meta>
</file>